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819BAE3A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462cm, 3.11cm, 11.975cm, 5.63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86cm" svg:height="20.3cm" svg:x="0.992cm" svg:y="2.291cm">
          <draw:image xlink:href="Pictures/10000000000005E8000007E0819BAE3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13:41.768738854</dc:date>
    <meta:editing-duration>PT3M34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